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9D000002CBAF9C61B2ADAD99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666666" draw:opacity="68%" draw:textarea-horizontal-align="justify" draw:textarea-vertical-align="middle" draw:auto-grow-height="false" fo:min-height="11.815cm" fo:min-width="19.262cm"/>
    </style:style>
    <style:style style:name="P1" style:family="paragraph">
      <style:paragraph-properties fo:text-align="center"/>
    </style:style>
    <style:style style:name="P2" style:family="paragraph">
      <loext:graphic-properties draw:fill-color="#666666" draw:opacity="68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502cm" svg:x="1.001cm" svg:y="3.341cm">
          <draw:image xlink:href="Pictures/100002010000049D000002CBAF9C61B2ADAD99FC.png" xlink:type="simple" xlink:show="embed" xlink:actuate="onLoad">
            <text:p/>
          </draw:image>
        </draw:frame>
        <draw:path draw:style-name="gr2" draw:text-style-name="P2" draw:layer="layout" svg:width="19.761cm" svg:height="12.064cm" svg:x="0.289cm" svg:y="2.904cm" svg:viewBox="0 0 19762 12065" svg:d="M9635 4954h727v-2794h-727zM0 12065v-12065h19762v1206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3T10:04:11.076279305</meta:creation-date>
    <dc:date>2021-08-13T11:26:34.264212222</dc:date>
    <meta:editing-duration>PT31M56S</meta:editing-duration>
    <meta:editing-cycles>1</meta:editing-cycles>
    <meta:document-statistic meta:object-count="2"/>
    <meta:generator>LibreOffice/6.0.7.3$Linux_X86_64 LibreOffice_project/00m0$Build-3</meta:generator>
  </office:meta>
</office:document-meta>
</file>